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90943" officeooo:paragraph-rsid="0013d5cc"/>
    </style:style>
    <style:style style:name="P2" style:family="paragraph" style:parent-style-name="Standard">
      <style:paragraph-properties fo:text-align="center" style:justify-single-word="false"/>
      <style:text-properties officeooo:rsid="0032bbc7" officeooo:paragraph-rsid="0013d5cc"/>
    </style:style>
    <style:style style:name="P3" style:family="paragraph" style:parent-style-name="Standard" style:list-style-name="L1">
      <style:text-properties officeooo:rsid="0032bbc7" officeooo:paragraph-rsid="0013d5cc"/>
    </style:style>
    <style:style style:name="P4" style:family="paragraph" style:parent-style-name="Standard">
      <style:text-properties officeooo:rsid="0032bbc7" officeooo:paragraph-rsid="0013d5cc"/>
    </style:style>
    <style:style style:name="P5" style:family="paragraph" style:parent-style-name="Standard" style:list-style-name="L1">
      <style:text-properties officeooo:rsid="00339334" officeooo:paragraph-rsid="0013d5cc"/>
    </style:style>
    <style:style style:name="P6" style:family="paragraph" style:parent-style-name="Standard" style:list-style-name="L1">
      <style:text-properties officeooo:rsid="00359130" officeooo:paragraph-rsid="0013d5cc"/>
    </style:style>
    <style:style style:name="P7" style:family="paragraph" style:parent-style-name="Standard" style:list-style-name="L1">
      <style:text-properties officeooo:rsid="00362af3" officeooo:paragraph-rsid="0013d5cc"/>
    </style:style>
    <style:style style:name="P8" style:family="paragraph" style:parent-style-name="Standard" style:list-style-name="L1">
      <style:text-properties officeooo:rsid="004771a5" officeooo:paragraph-rsid="0013d5cc"/>
    </style:style>
    <style:style style:name="P9" style:family="paragraph" style:parent-style-name="Standard" style:list-style-name="L1">
      <style:text-properties officeooo:rsid="00341a83" officeooo:paragraph-rsid="0013d5cc"/>
    </style:style>
    <style:style style:name="P10" style:family="paragraph" style:parent-style-name="Standard" style:list-style-name="L1">
      <style:text-properties officeooo:rsid="00344218" officeooo:paragraph-rsid="0013d5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41a83"/>
    </style:style>
    <style:style style:name="T3" style:family="text">
      <style:text-properties officeooo:rsid="00381fc4"/>
    </style:style>
    <style:style style:name="T4" style:family="text">
      <style:text-properties officeooo:rsid="00339334"/>
    </style:style>
    <style:style style:name="T5" style:family="text">
      <style:text-properties officeooo:rsid="003e2412"/>
    </style:style>
    <style:style style:name="T6" style:family="text">
      <style:text-properties officeooo:rsid="00344218"/>
    </style:style>
    <style:style style:name="T7" style:family="text">
      <style:text-properties officeooo:rsid="003857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Konsistenzbedingungen</text:span></text:p>
      <text:p text:style-name="P4"/>
      <text:list xml:id="list2836333542295354711" text:style-name="L1">
        <text:list-item>
          <text:p text:style-name="P3">Die Postleitzahlen sind in Deutschland immer fünfstellig und dürfen nur Ziffern enthalten.</text:p>
        </text:list-item>
        <text:list-item>
          <text:p text:style-name="P5">Die Telefonnummern müssen achtstellig sein, <text:span text:style-name="T2">sie dürfen keine Buchstaben enthalten.</text:span></text:p>
        </text:list-item>
        <text:list-item>
          <text:p text:style-name="P5">Emailadressen müssen die Stuktur &lt;name(n)@&lt;anbieter&gt;.de haben.</text:p>
        </text:list-item>
        <text:list-item>
          <text:p text:style-name="P5">Jedem Schüler muss zwingend ein betreuender Lehrer, ein Praktikumsplatz in einer Firma und ein Praktikumsbetreuer zugewiesen werden.</text:p>
        </text:list-item>
        <text:list-item>
          <text:p text:style-name="P6">Bei den Schülervornamen wird nur der Rufname erfasst, sodass <text:s/>das Merkmal „SVorname“ genau einen Eintrag pro Datensatz enthält.</text:p>
        </text:list-item>
        <text:list-item>
          <text:p text:style-name="P6">In der Lehrertabelle werden für jeden Lehrer genau zwei (verschiedene) Fächer erfasst.</text:p>
        </text:list-item>
        <text:list-item>
          <text:p text:style-name="P6">Jedem Lehrernamen wird die Anrede „Frau“ oder „Herr“ vorangestellt.</text:p>
        </text:list-item>
        <text:list-item>
          <text:p text:style-name="P7">Bei den Lehrebewertungen dürfen ebenso wie bei den Schülerbewertungen nur <text:span text:style-name="T3">die Werte 1 bis 5 (Schulnoten) enthalten sein.</text:span></text:p>
        </text:list-item>
        <text:list-item>
          <text:p text:style-name="P3"><text:span text:style-name="T4">In der Firma muss d</text:span>er Arbeitsbeginn <text:s/>zeitlich von dem Arbeitsende liegen.</text:p>
        </text:list-item>
        <text:list-item>
          <text:p text:style-name="P3">Die Entfernung der Firma zur Schule muss in km angegeben werden. In der Tabelle wird nur die Maßzahl (ohne Einheit) <text:span text:style-name="T4">als Wert </text:span>erfasst.</text:p>
        </text:list-item>
        <text:list-item>
          <text:p text:style-name="P3">Die Bewerbungsfrist muss zeitlich vor dem Praktikumsbeginn liegen. <text:span text:style-name="T5">Dieses Konsistenzbedingung spielt in unserer Welt keine Rolle, da der Praktikumszeitraum nicht als Merkmal erfasst wurde. Bei einer Erweiterung der Welt ist jedoch darauf zu achten.</text:span></text:p>
        </text:list-item>
        <text:list-item>
          <text:p text:style-name="P5">Bei den Bewerbungen darf das Merkmal „Art“ nur die Werte „schriftlich“ , „telefonisch“, „direkt“ und „Email“ annehmen.</text:p>
        </text:list-item>
        <text:list-item>
          <text:p text:style-name="P8">Das Merkmal „Bewerbungsfrist“ darf nur einee Wahrheitswert (Ja , nein) enthalten.</text:p>
        </text:list-item>
        <text:list-item>
          <text:p text:style-name="P9">Der Ansprechpartner für die Bewerbung muss eindeutig einer Firma zugeordnet sein.</text:p>
        </text:list-item>
        <text:list-item>
          <text:p text:style-name="P10">Das Merkmal „Arbeitsumfeld“ in der Tabelle „Tätigkeitsbereich“ darf nur die Werte „drinnen“ oder „draußen“ annehmen.</text:p>
        </text:list-item>
        <text:list-item>
          <text:p text:style-name="P10">Das Merkmal „Art der Tätigkeit“ in der Tabelle „Tätigkeitsbereich“ darf nur die Werte „ Computer“, „Büro“, „Handwerk“, „Pflege“ , „Kaufmännisch“ annehmen.</text:p>
        </text:list-item>
        <text:list-item>
          <text:p text:style-name="P6">Das Merkmal „Anforderung“ <text:s/><text:span text:style-name="T6">in der Tabelle „Tätigkeitsbereich“ darf nur die Werte „</text:span>Tierliebe“, „Kreativität“, „Computerkenntnisse“, „Sozialkompetenz“ enthalten.</text:p>
        </text:list-item>
        <text:list-item>
          <text:p text:style-name="P6">Das Merkmal „<text:span text:style-name="T7">Schulfachnähe</text:span>“ <text:s/><text:span text:style-name="T6">in der Tabelle „Tätigkeitsbereich“ darf nur die Werte annehmen, die in der Lehrertabelle als Lehrerfächer gespeichert sind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5:06:48.833685568</meta:creation-date>
    <dc:date>2018-05-14T15:07:35.499754651</dc:date>
    <meta:editing-duration>PT46S</meta:editing-duration>
    <meta:editing-cycles>1</meta:editing-cycles>
    <meta:document-statistic meta:table-count="0" meta:image-count="0" meta:object-count="0" meta:page-count="1" meta:paragraph-count="19" meta:word-count="300" meta:character-count="2120" meta:non-whitespace-character-count="1853"/>
    <meta:generator>LibreOffice/5.2.0.4$Linux_X86_64 LibreOffice_project/066b007f5ebcc236395c7d282ba488bca6720265</meta:generator>
  </office:meta>
</office:document-meta>
</file>